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Text Editor for GI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Text Editor SetUp</text:p>
              </text:list-item>
              <text:list-item>
                <text:p text:style-name="P4">Windows<text:line-break/>Notepad++<text:line-break/>Bash Alias<text:line-break/></text:p>
              </text:list-item>
              <text:list-item>
                <text:p text:style-name="P4">MacOS<text:line-break/>TextMate2<text:line-break/></text:p>
              </text:list-item>
              <text:list-item>
                <text:p text:style-name="P4">Linux<text:line-break/>SubLine Text</text:p>
                <text:p text:style-name="P4"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7T09:23:52.365215689</dc:date>
    <meta:editing-duration>PT9H56M36S</meta:editing-duration>
    <meta:editing-cycles>25</meta:editing-cycles>
    <meta:generator>LibreOffice/5.1.6.2$Linux_X86_64 LibreOffice_project/10m0$Build-2</meta:generator>
    <meta:document-statistic meta:object-count="49"/>
  </office:meta>
</office:document-meta>
</file>